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378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2.9049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0733c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text-properties officeooo:paragraph-rsid="00b0c6e7"/>
    </style:style>
    <style:style style:name="P11" style:family="paragraph" style:parent-style-name="Standard">
      <style:paragraph-properties fo:line-height="150%" fo:text-align="start" style:justify-single-word="false"/>
      <style:text-properties officeooo:rsid="003ca262" officeooo:paragraph-rsid="00bfca14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3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8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9" style:family="paragraph" style:parent-style-name="Table_20_Contents">
      <style:paragraph-properties fo:line-height="150%"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1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2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3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4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5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6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7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8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9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30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1" style:family="paragraph" style:parent-style-name="Table_20_Contents">
      <style:paragraph-properties fo:text-align="center" style:justify-single-word="false"/>
      <style:text-properties officeooo:rsid="0097b635" officeooo:paragraph-rsid="0097b635"/>
    </style:style>
    <style:style style:name="P32" style:family="paragraph" style:parent-style-name="Table_20_Contents">
      <style:paragraph-properties fo:text-align="start" style:justify-single-word="false"/>
      <style:text-properties officeooo:rsid="00a00761" officeooo:paragraph-rsid="00a00761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97b635" officeooo:paragraph-rsid="0097b63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officeooo:rsid="0139c761" officeooo:paragraph-rsid="00bfca14"/>
    </style:style>
    <style:style style:name="P40" style:family="paragraph" style:parent-style-name="Table_20_Contents">
      <style:paragraph-properties fo:text-align="start" style:justify-single-word="false"/>
      <style:text-properties officeooo:rsid="013d6426" officeooo:paragraph-rsid="00bfca14"/>
    </style:style>
    <style:style style:name="P41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7b635"/>
    </style:style>
    <style:style style:name="P4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4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47" style:family="paragraph" style:parent-style-name="Standard" style:list-style-name="L2">
      <style:paragraph-properties fo:line-height="150%" fo:text-align="start" style:justify-single-word="false"/>
      <style:text-properties officeooo:rsid="003d42dd" officeooo:paragraph-rsid="003ab081"/>
    </style:style>
    <style:style style:name="P48" style:family="paragraph" style:parent-style-name="Standard" style:list-style-name="L4">
      <style:paragraph-properties fo:line-height="150%" fo:text-align="start" style:justify-single-word="false"/>
      <style:text-properties officeooo:rsid="003d42dd" officeooo:paragraph-rsid="003d42dd"/>
    </style:style>
    <style:style style:name="P4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3e934e" officeooo:paragraph-rsid="003e934e"/>
    </style:style>
    <style:style style:name="P5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05fd8" officeooo:paragraph-rsid="00405fd8"/>
    </style:style>
    <style:style style:name="P5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5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5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3205" officeooo:paragraph-rsid="004d3205"/>
    </style:style>
    <style:style style:name="P5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4db95d" officeooo:paragraph-rsid="004db95d"/>
    </style:style>
    <style:style style:name="P5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5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14145" officeooo:paragraph-rsid="00514145"/>
    </style:style>
    <style:style style:name="P5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40db" officeooo:paragraph-rsid="005240db"/>
    </style:style>
    <style:style style:name="P5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60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61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2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63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64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65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ab081" officeooo:paragraph-rsid="00bfca14"/>
    </style:style>
    <style:style style:name="P66" style:family="paragraph" style:parent-style-name="Standard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0bfca14"/>
    </style:style>
    <style:style style:name="P67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3e934e" officeooo:paragraph-rsid="003e934e"/>
    </style:style>
    <style:style style:name="P68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officeooo:rsid="00505a41" officeooo:paragraph-rsid="00505a41"/>
    </style:style>
    <style:style style:name="P69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officeooo:rsid="00505a41" officeooo:paragraph-rsid="00505a41"/>
    </style:style>
    <style:style style:name="P70" style:family="paragraph" style:parent-style-name="Standard" style:list-style-name="L16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71" style:family="paragraph" style:parent-style-name="Standard" style:list-style-name="L16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72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3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4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5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82eb" officeooo:paragraph-rsid="002982eb"/>
    </style:style>
    <style:style style:name="P7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9fbbd" officeooo:paragraph-rsid="0059fbbd"/>
    </style:style>
    <style:style style:name="P7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8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e2873" officeooo:paragraph-rsid="005e2873"/>
    </style:style>
    <style:style style:name="P8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8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92f5" officeooo:paragraph-rsid="007292f5"/>
    </style:style>
    <style:style style:name="P8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2abaf" officeooo:paragraph-rsid="0072abaf"/>
    </style:style>
    <style:style style:name="P8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711e8" officeooo:paragraph-rsid="007711e8"/>
    </style:style>
    <style:style style:name="P8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8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8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8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8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a2962b"/>
    </style:style>
    <style:style style:name="P9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9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a2962b"/>
    </style:style>
    <style:style style:name="P9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53909" officeooo:paragraph-rsid="00953909"/>
    </style:style>
    <style:style style:name="P9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officeooo:rsid="00953909" officeooo:paragraph-rsid="00a26fac"/>
    </style:style>
    <style:style style:name="P9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953909" officeooo:paragraph-rsid="00a26fac"/>
    </style:style>
    <style:style style:name="P9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9731c1" officeooo:paragraph-rsid="009731c1"/>
    </style:style>
    <style:style style:name="P9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72in"/>
        </style:tab-stops>
      </style:paragraph-properties>
      <style:text-properties officeooo:rsid="00a79952" officeooo:paragraph-rsid="00a79952"/>
    </style:style>
    <style:style style:name="P9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c7a872" officeooo:paragraph-rsid="00c7a872"/>
    </style:style>
    <style:style style:name="P98" style:family="paragraph" style:parent-style-name="Table_20_Contents" style:list-style-name="L13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4db95d"/>
    </style:style>
    <style:style style:name="T4" style:family="text">
      <style:text-properties officeooo:rsid="005d982d"/>
    </style:style>
    <style:style style:name="T5" style:family="text">
      <style:text-properties officeooo:rsid="00729b56"/>
    </style:style>
    <style:style style:name="T6" style:family="text">
      <style:text-properties officeooo:rsid="0072abaf"/>
    </style:style>
    <style:style style:name="T7" style:family="text">
      <style:text-properties style:text-underline-style="none" officeooo:rsid="007c66f1"/>
    </style:style>
    <style:style style:name="T8" style:family="text">
      <style:text-properties officeooo:rsid="007ddb89"/>
    </style:style>
    <style:style style:name="T9" style:family="text">
      <style:text-properties officeooo:rsid="008520dd"/>
    </style:style>
    <style:style style:name="T10" style:family="text">
      <style:text-properties officeooo:rsid="00855c21"/>
    </style:style>
    <style:style style:name="T11" style:family="text">
      <style:text-properties officeooo:rsid="0097415f"/>
    </style:style>
    <style:style style:name="T12" style:family="text">
      <style:text-properties officeooo:rsid="00ad07c3"/>
    </style:style>
    <style:style style:name="T13" style:family="text">
      <style:text-properties officeooo:rsid="008bc88b"/>
    </style:style>
    <style:style style:name="T14" style:family="text">
      <style:text-properties officeooo:rsid="008ae4a1"/>
    </style:style>
    <style:style style:name="T15" style:family="text">
      <style:text-properties officeooo:rsid="00b8e445"/>
    </style:style>
    <style:style style:name="T16" style:family="text">
      <style:text-properties officeooo:rsid="00beafe0"/>
    </style:style>
    <style:style style:name="T17" style:family="text">
      <style:text-properties officeooo:rsid="00bfca1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1)</text:p>
      <text:p text:style-name="P4"><draw:frame draw:style-name="fr1" draw:name="Frame1" text:anchor-type="paragraph" svg:x="1.1339in" svg:y="0.2327in" svg:width="4.5008in" draw:z-index="0"><draw:text-box fo:min-height="2.5319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2">Satuan Pendidikan</text:p></table:table-cell><table:table-cell table:style-name="Table1.A1" office:value-type="string"><text:p text:style-name="P19">:</text:p></table:table-cell><table:table-cell table:style-name="Table1.A1" office:value-type="string"><text:p text:style-name="P12">SD Negeri 42 Kota Ternate</text:p></table:table-cell></table:table-row><table:table-row><table:table-cell table:style-name="Table1.A1" office:value-type="string"><text:p text:style-name="P13">Mata Pelajaran</text:p></table:table-cell><table:table-cell table:style-name="Table1.A1" office:value-type="string"><text:p text:style-name="P19">:</text:p></table:table-cell><table:table-cell table:style-name="Table1.A1" office:value-type="string"><text:p text:style-name="P13">Pendidikan Jasmani - Olahraga Kesehatan</text:p></table:table-cell></table:table-row><table:table-row><table:table-cell table:style-name="Table1.A1" office:value-type="string"><text:p text:style-name="P15">Kelas / Semester</text:p></table:table-cell><table:table-cell table:style-name="Table1.A1" office:value-type="string"><text:p text:style-name="P19">:</text:p></table:table-cell><table:table-cell table:style-name="Table1.A1" office:value-type="string"><text:p text:style-name="P16">III / 2</text:p></table:table-cell></table:table-row><table:table-row><table:table-cell table:style-name="Table1.A1" office:value-type="string"><text:p text:style-name="P17">Materi Pokok</text:p></table:table-cell><table:table-cell table:style-name="Table1.A1" office:value-type="string"><text:p text:style-name="P19">:</text:p></table:table-cell><table:table-cell table:style-name="Table1.A1" office:value-type="string"><text:list xml:id="list1253616554" text:style-name="L1"><text:list-item><text:p text:style-name="P97">Materi pokok 3</text:p></text:list-item></text:list></table:table-cell></table:table-row><table:table-row><table:table-cell table:style-name="Table1.A1" office:value-type="string"><text:p text:style-name="P18">Alokasi Waktu</text:p></table:table-cell><table:table-cell table:style-name="Table1.A1" office:value-type="string"><text:p text:style-name="P19">:</text:p></table:table-cell><table:table-cell table:style-name="Table1.A1" office:value-type="string"><text:list xml:id="list173345424484365" text:continue-numbering="true" text:style-name="L1"><text:list-header><text:p text:style-name="P77">16 Jam Pelajaran (4 x TM)</text:p></text:list-header></text:list></table:table-cell></table:table-row></table:table></draw:text-box></draw:frame></text:p>
      <text:list xml:id="list3200878640" text:style-name="L2">
        <text:list-item>
          <text:p text:style-name="P47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3.<text:span text:style-name="T17">6</text:span>.</text:p>
          </table:table-cell>
          <table:table-cell table:style-name="Table5.A1" office:value-type="string">
            <text:list xml:id="list2973627231" text:style-name="L3">
              <text:list-item>
                <text:list>
                  <text:list-header>
                    <text:p text:style-name="P65">Memahami prosedur penggunaan kombinasi pola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40">4.<text:span text:style-name="T17">6</text:span>.</text:p>
          </table:table-cell>
          <table:table-cell table:style-name="Table5.A1" office:value-type="string">
            <text:list xml:id="list173344857708665" text:continue-numbering="true" text:style-name="L3">
              <text:list-item>
                <text:list>
                  <text:list-header>
                    <text:p text:style-name="P66">Mempraktikan penggunaan kombinasi gerak dasar lokomotor, non-lokomotor dan manipulatif sesuai dengan irama (ketukan) tanpa / dengan musik dalam aktivitas gerak berirama</text:p>
                  </text:list-header>
                </text:list>
              </text:list-item>
            </text:list>
          </table:table-cell>
        </table:table-row>
      </table:table>
      <text:p text:style-name="P11"/>
      <text:p text:style-name="P11"/>
      <text:list xml:id="list479370099" text:style-name="L4">
        <text:list-item>
          <text:p text:style-name="P48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3725973266" text:style-name="L5">
        <text:list-item>
          <text:p text:style-name="P67">Menjelaskan cara mengayunkan tangan ke berbagai arah dengan baik</text:p>
        </text:list-item>
        <text:list-item>
          <text:p text:style-name="P49">Menjelaskan cara memutarkan tangan dengan baik</text:p>
        </text:list-item>
        <text:list-item>
          <text:p text:style-name="P49">Menjelaskan cara menarik dan mendorong kedua tangan dengan baik</text:p>
        </text:list-item>
        <text:list-item>
          <text:p text:style-name="P49">Menjelaskan cara melangkahkan kaki ke berbagai arah dengan baik</text:p>
        </text:list-item>
        <text:list-item>
          <text:p text:style-name="P50">Menjelaskan cara mengkordinasikan gerak mengayunkan tangan dan melangkahkan kaki dengan baik</text:p>
        </text:list-item>
        <text:list-item>
          <text:p text:style-name="P51">Mempraktikan kombinasi pola gerak dasar lokomotor, non-lokomtor dan manipulatif aktivitas gerak berirama dalam bentuk rangkaian sederhana dengan sempurna</text:p>
        </text:list-item>
      </text:list>
      <text:p text:style-name="P5"/>
      <text:p text:style-name="P5"/>
      <text:list xml:id="list843288141" text:style-name="L6">
        <text:list-item>
          <text:p text:style-name="P52"><text:soft-page-break/>INDIKATOR PENCAPAIAN KOMPETENSI <text:span text:style-name="T2">(IPK)</text:span></text:p>
          <text:list>
            <text:list-item>
              <text:p text:style-name="P53">Menjelaskan cara mengayunkan <text:span text:style-name="T3">tangan dari depan kebelakang</text:span></text:p>
            </text:list-item>
            <text:list-item>
              <text:p text:style-name="P54">Menjelaskan cara mengayunkan tangan dari depan kesamping</text:p>
            </text:list-item>
            <text:list-item>
              <text:p text:style-name="P54">Menjelaskan cara memutarkan tangan melalui samping badan</text:p>
            </text:list-item>
            <text:list-item>
              <text:p text:style-name="P54">Menjelaskan cara menarik dan mendorong kedua tangan</text:p>
            </text:list-item>
            <text:list-item>
              <text:p text:style-name="P54">Menjelaskan cara melangkahkan kaki ke depan</text:p>
            </text:list-item>
            <text:list-item>
              <text:p text:style-name="P54">Menjelaskan cara melangkahkan kaki ke belakang</text:p>
            </text:list-item>
            <text:list-item>
              <text:p text:style-name="P55">Menjelaskan cara melangkahkan kaki ke samping kiri</text:p>
            </text:list-item>
            <text:list-item>
              <text:p text:style-name="P55">Menjelaskan cara melangkahkan kaki ke samping kanan</text:p>
            </text:list-item>
            <text:list-item>
              <text:p text:style-name="P55">Menjelaskan cara mengkordinasikan gerak mengayunkan tangan dan melangkahkan kaki</text:p>
            </text:list-item>
            <text:list-item>
              <text:p text:style-name="P55">Mempraktikan gerak mengayunkan tangan dari depan ke belakang</text:p>
            </text:list-item>
            <text:list-item>
              <text:p text:style-name="P55">Mempraktikan gerak mengayunkan tangan ke samping</text:p>
            </text:list-item>
            <text:list-item>
              <text:p text:style-name="P55">Mempraktikan gerak memutar tangan melalui samping badan</text:p>
            </text:list-item>
            <text:list-item>
              <text:p text:style-name="P55">Mempraktikan gerak menarik dan mendorong kedua tangan</text:p>
            </text:list-item>
            <text:list-item>
              <text:p text:style-name="P55">Mempraktikan gerak melangkahkan kaki ke depan</text:p>
            </text:list-item>
            <text:list-item>
              <text:p text:style-name="P55">Mempraktikan gerak melangkahkan kaki ke belakang</text:p>
            </text:list-item>
            <text:list-item>
              <text:p text:style-name="P55">Mempraktikan gerak melangkahkan kaki ke samping kiri dan kanan</text:p>
            </text:list-item>
            <text:list-item>
              <text:p text:style-name="P55">Mempraktikan gerak mengkordinasikan gerak mengayunkan tangan dan melangkahkan kaki</text:p>
            </text:list-item>
          </text:list>
        </text:list-item>
      </text:list>
      <text:p text:style-name="P6"/>
      <text:list xml:id="list2248516038" text:style-name="L7">
        <text:list-item>
          <text:p text:style-name="P56">MATERI PEMBELAJARAN</text:p>
          <text:list>
            <text:list-item>
              <text:p text:style-name="P56">Mengayunkan tangan:</text:p>
            </text:list-item>
          </text:list>
        </text:list-item>
      </text:list>
      <text:list xml:id="list718788316" text:style-name="L8">
        <text:list-item>
          <text:p text:style-name="P68">Dari depan ke belakang</text:p>
        </text:list-item>
        <text:list-item>
          <text:p text:style-name="P69">Ke samping</text:p>
        </text:list-item>
      </text:list>
      <text:list xml:id="list173345392520786" text:continue-list="list2248516038" text:style-name="L7">
        <text:list-item>
          <text:list>
            <text:list-item>
              <text:p text:style-name="P57">Memutarkan tangan</text:p>
              <text:list>
                <text:list-item>
                  <text:p text:style-name="P57">Melalui samping badan</text:p>
                </text:list-item>
              </text:list>
            </text:list-item>
            <text:list-item>
              <text:p text:style-name="P57">Menarik dan mendorong kedua tangan</text:p>
            </text:list-item>
            <text:list-item>
              <text:p text:style-name="P57">Melangkahkan kaki:</text:p>
              <text:list>
                <text:list-item>
                  <text:p text:style-name="P57">Ke depan</text:p>
                </text:list-item>
                <text:list-item>
                  <text:p text:style-name="P57">Ke belakang</text:p>
                </text:list-item>
                <text:list-item>
                  <text:p text:style-name="P57">Ke samping kiri dan kanan</text:p>
                </text:list-item>
              </text:list>
            </text:list-item>
            <text:list-item>
              <text:p text:style-name="P58">Mengkordinasikan:</text:p>
              <text:list>
                <text:list-item>
                  <text:p text:style-name="P59">Gerak mengayunkan tangan dan melangkahkan kaki</text:p>
                </text:list-item>
              </text:list>
            </text:list-item>
          </text:list>
        </text:list-item>
      </text:list>
      <text:p text:style-name="P7"/>
      <text:p text:style-name="P7"/>
      <text:list xml:id="list1232184302" text:style-name="L9">
        <text:list-item>
          <text:p text:style-name="P60"><text:soft-page-break/>PENDEKATAN DAN METODE PEMBELAJARAN</text:p>
          <text:list>
            <text:list-item>
              <text:p text:style-name="P60">Pendekatan<text:tab/>: Saintifik</text:p>
            </text:list-item>
            <text:list-item>
              <text:p text:style-name="P60">Metode<text:tab/>: Modeling, Tanya jawab, Diskusi, Kelompok dan Pemberian Tugas</text:p>
            </text:list-item>
          </text:list>
        </text:list-item>
      </text:list>
      <text:p text:style-name="P8"/>
      <text:list xml:id="list1636787911" text:style-name="L10">
        <text:list-item>
          <text:p text:style-name="P61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1.</text:p>
          </table:table-cell>
          <table:table-cell table:style-name="Table2.A1" office:value-type="string">
            <text:p text:style-name="P20">Media</text:p>
          </table:table-cell>
          <table:table-cell table:style-name="Table2.A1" office:value-type="string">
            <text:p text:style-name="P20">:</text:p>
          </table:table-cell>
          <table:table-cell table:style-name="Table2.A1" office:value-type="string">
            <text:p text:style-name="P20">Gambar</text:p>
          </table:table-cell>
        </table:table-row>
        <table:table-row>
          <table:table-cell table:style-name="Table2.A1" office:value-type="string">
            <text:p text:style-name="P20">2.</text:p>
          </table:table-cell>
          <table:table-cell table:style-name="Table2.A1" office:value-type="string">
            <text:p text:style-name="P20">Alat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20">3.</text:p>
          </table:table-cell>
          <table:table-cell table:style-name="Table2.A1" office:value-type="string">
            <text:p text:style-name="P20">Sumber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list xml:id="list2883364950" text:style-name="L11">
              <text:list-item>
                <text:p text:style-name="P78">Buku <text:span text:style-name="T4">G</text:span>uru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173344945227693" text:continue-numbering="true" text:style-name="L11">
              <text:list-item>
                <text:p text:style-name="P79">Buku Siswa PJOK Kelas III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173344349818283" text:continue-numbering="true" text:style-name="L11">
              <text:list-item>
                <text:p text:style-name="P79">Asyiknya berolahraga 3 PJOK – Pusat Perbukuan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list xml:id="list173344481993373" text:continue-numbering="true" text:style-name="L11">
              <text:list-item>
                <text:p text:style-name="P80">Konteks yang relevan / sesuai</text:p>
              </text:list-item>
            </text:list>
          </table:table-cell>
        </table:table-row>
      </table:table>
      <text:p text:style-name="P3"/>
      <text:list xml:id="list1496176505" text:style-name="L12">
        <text:list-item>
          <text:p text:style-name="P62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4">Pertemuan Pertam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43">Deskripsi Kegiatan Pembelajaran</text:p>
          </table:table-cell>
          <table:table-cell table:style-name="Table3.C17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820602301" text:style-name="L13">
              <text:list-item>
                <text:p text:style-name="P81">Pengaturan / Manajemen kelas</text:p>
              </text:list-item>
              <text:list-item>
                <text:p text:style-name="P82">Guru menunjuk salah seorang <text:span text:style-name="T6">peserta didik</text:span> untuk <text:tab/>memimpin <text:span text:style-name="T5">doa</text:span></text:p>
              </text:list-item>
              <text:list-item>
                <text:p text:style-name="P83">Guru memotivasi peserta didik untuk dalam mengikuti <text:tab/>pembelajaran</text:p>
              </text:list-item>
              <text:list-item>
                <text:p text:style-name="P84">Appersepsi</text:p>
              </text:list-item>
              <text:list-item>
                <text:p text:style-name="P84">Guru menjelaskan / menyampaikan pokok – pokok <text:tab/>materi baru, kegiatan dan tujuan pembelajaran yang <text:tab/>akan dicapai oleh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173345871725265" text:continue-numbering="true" text:style-name="L13">
              <text:list-item>
                <text:p text:style-name="P85">Peserta didik mengamati gambar contoh gerak <text:tab/>mengayunkan tangan dari depan ke belakang, ke <text:tab/>samping, memutarkan tangan melalui samping badan, <text:tab/>menarik dan mendorong kedua tangan</text:p>
              </text:list-item>
              <text:list-item>
                <text:p text:style-name="P85">Peserta didik mendiskusikan secara kelompok hasil <text:tab/>pengamatan gambar</text:p>
              </text:list-item>
              <text:list-item>
                <text:p text:style-name="P85">Peserta didik mencoba secara berulang gerak – gerak <text:tab/>mengayunkan tangan dan memutarkan tangan serta <text:tab/>mendorong kedua tangan</text:p>
              </text:list-item>
              <text:list-item>
                <text:p text:style-name="P85">Peserta didik mempraktikannya secara bergilir dengan <text:tab/>dilandasi nilai – nilai disiplin, percaya diri, sungguh – <text:tab/>sungguh dan kerja sama</text:p>
              </text:list-item>
              <text:list-item>
                <text:p text:style-name="P85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173344402268762" text:continue-numbering="true" text:style-name="L13">
              <text:list-item>
                <text:p text:style-name="P86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6"><text:span text:style-name="T10">Penguatan</text:span> dari guru</text:p>
              </text:list-item>
              <text:list-item>
                <text:p text:style-name="P86">Berdoa</text:p>
              </text:list-item>
              <text:list-item>
                <text:p text:style-name="P86"><text:soft-page-break/>Selesai</text:p>
              </text:list-item>
            </text:list>
          </table:table-cell>
          <table:table-cell table:style-name="Table3.C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6">Pertemuan kedua: 4 <text:span text:style-name="T8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list xml:id="list173346204201304" text:continue-numbering="true" text:style-name="L13">
              <text:list-header>
                <text:p text:style-name="P98">Deskripsi Kegiatan Pembelajaran</text:p>
              </text:list-header>
            </text:list>
          </table:table-cell>
          <table:table-cell table:style-name="Table3.C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5">Pendahuluan</text:p>
          </table:table-cell>
          <table:table-cell table:style-name="Table3.B15" office:value-type="string">
            <text:list xml:id="list173346094799602" text:continue-numbering="true" text:style-name="L13">
              <text:list-item>
                <text:p text:style-name="P88">Pengaturan / manajemen kelas</text:p>
              </text:list-item>
              <text:list-item>
                <text:p text:style-name="P88">Berdoa</text:p>
              </text:list-item>
              <text:list-item>
                <text:p text:style-name="P88">Memotivasi peserta didik</text:p>
              </text:list-item>
              <text:list-item>
                <text:p text:style-name="P88">Appersepsi</text:p>
              </text:list-item>
              <text:list-item>
                <text:p text:style-name="P90">Penyampaian pokok – pokok materi baru, prosedur <text:tab/>kegiatan dan tujuan pembelajaran yang akan dicapai <text:tab/>peserta didik</text:p>
              </text:list-item>
              <text:list-item>
                <text:p text:style-name="P88"/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Inti</text:p>
          </table:table-cell>
          <table:table-cell table:style-name="Table3.B15" office:value-type="string">
            <text:list xml:id="list173344896916962" text:continue-numbering="true" text:style-name="L13">
              <text:list-item>
                <text:p text:style-name="P90">Peserta didik mengamati gambar contoh gerak <text:tab/>melangkahkan kaki ke berbagai arah</text:p>
              </text:list-item>
              <text:list-item>
                <text:p text:style-name="P90">Peserta didik mendiskusikan hasil pengamatan gambar <text:tab/>secara berkelompok</text:p>
              </text:list-item>
              <text:list-item>
                <text:p text:style-name="P90">Peserta didik mecoba secara berulang gerak – gerak <text:tab/>melangkahkan kaki ke berbagai arah</text:p>
              </text:list-item>
              <text:list-item>
                <text:p text:style-name="P90">Peserta didik mempraktikan gerak melangkahkan kaki <text:tab/>ke depan dan ke belakang dengan dilandasi nilai – nilai <text:tab/>disiplin, percaya diri, sungguh – sungguh dan kerja <text:tab/>sama</text:p>
              </text:list-item>
              <text:list-item>
                <text:p text:style-name="P90">Peserta didik menerima umpan balik secara langsung <text:tab/>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5">Penutup</text:p>
          </table:table-cell>
          <table:table-cell table:style-name="Table3.B15" office:value-type="string">
            <text:list xml:id="list173345317531534" text:continue-numbering="true" text:style-name="L13">
              <text:list-item>
                <text:p text:style-name="P88">Bertanya jawab tentang materi yang telah dipelajari</text:p>
              </text:list-item>
              <text:list-item>
                <text:p text:style-name="P90">Guru dan peserta didik bersama – sama membuat <text:tab/>rangkuman</text:p>
              </text:list-item>
              <text:list-item>
                <text:p text:style-name="P88"><text:span text:style-name="T9">Penguatan</text:span> dari guru</text:p>
              </text:list-item>
              <text:list-item>
                <text:p text:style-name="P88">Berdoa</text:p>
              </text:list-item>
              <text:list-item>
                <text:p text:style-name="P88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7">Pertemuan ketiga: 4 Jam <text:span text:style-name="T11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7">Kegiatan</text:p>
          </table:table-cell>
          <table:table-cell table:style-name="Table3.A2" office:value-type="string">
            <text:p text:style-name="P42">Deskripsi Kegiatan Pembelajaran</text:p>
          </table:table-cell>
          <table:table-cell table:style-name="Table3.C17" office:value-type="string">
            <text:p text:style-name="P27">Alokasi Waktu</text:p>
          </table:table-cell>
        </table:table-row>
        <table:table-row>
          <table:table-cell table:style-name="Table3.A2" office:value-type="string">
            <text:p text:style-name="P28">Pendahuluan</text:p>
          </table:table-cell>
          <table:table-cell table:style-name="Table3.B15" office:value-type="string">
            <text:list xml:id="list173346294082981" text:continue-numbering="true" text:style-name="L13">
              <text:list-item>
                <text:p text:style-name="P92">Pengaturan / manajemen kelas</text:p>
              </text:list-item>
              <text:list-item>
                <text:p text:style-name="P92">Berdoa</text:p>
              </text:list-item>
              <text:list-item>
                <text:p text:style-name="P92">Pemberian motivasi kepada peserta didik</text:p>
              </text:list-item>
              <text:list-item>
                <text:p text:style-name="P92">Appersepsi</text:p>
              </text:list-item>
              <text:list-item>
                <text:p text:style-name="P92">Penyampaian pokok – pokok materi baru, prosedur kegiatan dan tujuan pembelajaran yang akan dicapai peserta didik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29">Inti</text:p>
          </table:table-cell>
          <table:table-cell table:style-name="Table3.B15" office:value-type="string">
            <text:list xml:id="list173346502338329" text:continue-numbering="true" text:style-name="L13">
              <text:list-item>
                <text:p text:style-name="P95">Peserta didik mengamati gambar contoh gerak melangkahkan kaki ke berbagai arah</text:p>
              </text:list-item>
              <text:list-item>
                <text:p text:style-name="P95">Peserta didik mendiskusikan hasil pengamatan gambar secara berkelompok</text:p>
              </text:list-item>
              <text:list-item>
                <text:p text:style-name="P95">Peserta didik mencoba secara berulang gerak melangkahkan kaki ke berbagai arah</text:p>
              </text:list-item>
              <text:list-item>
                <text:p text:style-name="P95">Peserta didik mempraktikan gerak melangkahkan kaki ke samping kiri dan kanan dengan dilandasi nilai – nilai <text:soft-page-break/>disiplin, percaya diri, sungguh – sungguh dan kerja sama</text:p>
              </text:list-item>
              <text:list-item>
                <text:p text:style-name="P95">Peserta didik menerima umpan balik secara langsung maupun tertunda dari guru secara klasikal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0">Penutup</text:p>
          </table:table-cell>
          <table:table-cell table:style-name="Table3.B15" office:value-type="string">
            <text:list xml:id="list173345703088049" text:continue-numbering="true" text:style-name="L13">
              <text:list-item>
                <text:p text:style-name="P95">Bertanya jawab tentang materi yang telah dipelajari</text:p>
              </text:list-item>
              <text:list-item>
                <text:p text:style-name="P95">Guru dan peserta didik bersama – sama membuat rangkuman</text:p>
              </text:list-item>
              <text:list-item>
                <text:p text:style-name="P95">Penguatan dari guru</text:p>
              </text:list-item>
              <text:list-item>
                <text:p text:style-name="P95">Berdoa</text:p>
              </text:list-item>
              <text:list-item>
                <text:p text:style-name="P95">Selesai</text:p>
              </text:list-item>
            </text:list>
          </table:table-cell>
          <table:table-cell table:style-name="Table3.C17" office:value-type="string">
            <text:p text:style-name="P14"/>
          </table:table-cell>
        </table:table-row>
        <table:table-row>
          <table:table-cell table:style-name="Table3.A6" table:number-columns-spanned="3" office:value-type="string">
            <text:p text:style-name="P3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Kegiatan</text:p>
          </table:table-cell>
          <table:table-cell table:style-name="Table3.A2" office:value-type="string">
            <text:p text:style-name="P41">Deskripsi Kegiatan Pembelajaran</text:p>
          </table:table-cell>
          <table:table-cell table:style-name="Table3.C17" office:value-type="string">
            <text:p text:style-name="P31">Alokasi Waktu</text:p>
          </table:table-cell>
        </table:table-row>
        <table:table-row>
          <table:table-cell table:style-name="Table3.A2" office:value-type="string">
            <text:p text:style-name="P32">Pendahuluan</text:p>
          </table:table-cell>
          <table:table-cell table:style-name="Table3.B19" office:value-type="string">
            <text:list xml:id="list173345094357732" text:continue-numbering="true" text:style-name="L13">
              <text:list-item>
                <text:p text:style-name="P93">Pengaturan / manajemen kelas</text:p>
              </text:list-item>
              <text:list-item>
                <text:p text:style-name="P93">Berdoa</text:p>
              </text:list-item>
              <text:list-item>
                <text:p text:style-name="P93">Pemberian motivasi kepada peserta didik</text:p>
              </text:list-item>
              <text:list-item>
                <text:p text:style-name="P93">Appersepsi</text:p>
              </text:list-item>
              <text:list-item>
                <text:p text:style-name="P94">Penyampaian pokok – pokok materi baru, prosedur <text:tab/>kegiatan dan tujuan pembelajaran yang akan dicapai <text:tab/>peserta didik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Inti</text:p>
          </table:table-cell>
          <table:table-cell table:style-name="Table3.B19" office:value-type="string">
            <text:list xml:id="list173345895869096" text:continue-numbering="true" text:style-name="L13">
              <text:list-item>
                <text:p text:style-name="P96">Peserta didik mengamati gambar contoh gerak <text:tab/>mengkordinasikan gerak mengayunkan tangan dan <text:tab/>melangkahkan kaki</text:p>
              </text:list-item>
              <text:list-item>
                <text:p text:style-name="P96">Peserta didik mendiskusikan hasil pengamatan gambar <text:tab/>secara berkelompok</text:p>
              </text:list-item>
              <text:list-item>
                <text:p text:style-name="P96">Peserta didik mencoba secara berulang gerak <text:tab/>mengkordinasikan gerak mengayunkan tangan dan <text:tab/>melangkahkan kaki</text:p>
              </text:list-item>
              <text:list-item>
                <text:p text:style-name="P96">Peserta didik mempraktikan gerak mengkordinasikan <text:tab/>gerak mengayunkan tangan dan melangkahkan kaki <text:tab/>dengan dilandasi nilai – nilai disiplin, percaya diri, <text:tab/>sungguh – sungguh dan kerja sama</text:p>
              </text:list-item>
              <text:list-item>
                <text:p text:style-name="P96">Peserta didik menerima umpan balik secara langsung <text:tab/>maupun tertunda dari guru secara klasikal</text:p>
              </text:list-item>
            </text:list>
          </table:table-cell>
          <table:table-cell table:style-name="Table3.C19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32">Penutup</text:p>
          </table:table-cell>
          <table:table-cell table:style-name="Table3.B20" office:value-type="string">
            <text:list xml:id="list173345475536005" text:continue-numbering="true" text:style-name="L13">
              <text:list-item>
                <text:p text:style-name="P89">Bertanya jawab tentang materi yang telah dipelajari</text:p>
              </text:list-item>
              <text:list-item>
                <text:p text:style-name="P91">Guru dan peserta didik bersama – sama membuat <text:tab/>rangkuman</text:p>
              </text:list-item>
              <text:list-item>
                <text:p text:style-name="P89"><text:span text:style-name="T9">Penguatan</text:span> dari guru</text:p>
              </text:list-item>
              <text:list-item>
                <text:p text:style-name="P89">Berdoa</text:p>
              </text:list-item>
              <text:list-item>
                <text:p text:style-name="P89">Selesai</text:p>
              </text:list-item>
            </text:list>
          </table:table-cell>
          <table:table-cell table:style-name="Table3.C20" office:value-type="string">
            <text:p text:style-name="P1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97487487" text:style-name="L14">
        <text:list-item>
          <text:p text:style-name="P63"><text:soft-page-break/>PENILAIAN <text:span text:style-name="T16">HASIL </text:span>PEMBELAJARAN</text:p>
          <text:list>
            <text:list-item>
              <text:p text:style-name="P63">Teknik penilaian</text:p>
            </text:list-item>
          </text:list>
        </text:list-item>
      </text:list>
      <text:list xml:id="list3887476267" text:style-name="L15">
        <text:list-item>
          <text:list>
            <text:list-item>
              <text:list>
                <text:list-item>
                  <text:p text:style-name="P64">Penilaian sikap<text:tab/>: Pengamatan (non – tes)</text:p>
                </text:list-item>
                <text:list-item>
                  <text:p text:style-name="P64">Penilaian pengetahuan<text:tab/>: Tertulis</text:p>
                </text:list-item>
                <text:list-item>
                  <text:p text:style-name="P64">Penilaian keterampilan<text:tab/>: Pengamatan (non – tes)</text:p>
                </text:list-item>
              </text:list>
            </text:list-item>
          </text:list>
        </text:list-item>
      </text:list>
      <text:list xml:id="list1907407769" text:style-name="L16">
        <text:list-item>
          <text:p text:style-name="P70">Bentuk instrumen penilaian</text:p>
        </text:list-item>
      </text:list>
      <text:list xml:id="list893401011" text:style-name="L17">
        <text:list-item>
          <text:list>
            <text:list-item>
              <text:p text:style-name="P72">Penilaian sikap<text:tab/>: Jurnal</text:p>
            </text:list-item>
            <text:list-item>
              <text:p text:style-name="P74">Penilaian pengetahuan<text:tab/>: Butir – butir soal (Pilihan ganda, uraian)</text:p>
            </text:list-item>
            <text:list-item>
              <text:p text:style-name="P74">Penilaian keterampilan<text:tab/>: Lembar pengamatan</text:p>
            </text:list-item>
          </text:list>
        </text:list-item>
      </text:list>
      <text:list xml:id="list173346279265281" text:continue-list="list1907407769" text:style-name="L16">
        <text:list-item>
          <text:p text:style-name="P71">Instrumen penilaian</text:p>
        </text:list-item>
      </text:list>
      <text:list xml:id="list4023192471" text:style-name="L18">
        <text:list-item>
          <text:list>
            <text:list-item>
              <text:p text:style-name="P73">Penilaian sikap<text:tab/>: Jurnal harian langsung dari guru</text:p>
            </text:list-item>
            <text:list-item>
              <text:p text:style-name="P75">Penilaian pengetahuan<text:tab/>: <text:span text:style-name="T12">Naskah tersendiri sebagai lampiran dari RPP</text:span></text:p>
            </text:list-item>
            <text:list-item>
              <text:p text:style-name="P75">Penilaian keterampilan<text:tab/>: <text:span text:style-name="T12">Naskah tersendiri sebagai lampiran dari RPP</text:span></text:p>
            </text:list-item>
          </text:list>
        </text:list-item>
      </text:list>
      <text:p text:style-name="P45"/>
      <text:p text:style-name="P45"/>
      <text:p text:style-name="P46"/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Menyetujui / Mengesahkan</text:p>
            <text:p text:style-name="P33">Kepala Sekolah</text:p>
            <text:p text:style-name="P33"/>
            <text:p text:style-name="P33"/>
            <text:p text:style-name="P35">USMAN, S.Pd</text:p>
            <text:p text:style-name="P34">N<text:span text:style-name="T13">IP</text:span>. <text:span text:style-name="T14">196807151999011002</text:span></text:p>
          </table:table-cell>
          <table:table-cell table:style-name="Table4.A1" office:value-type="string">
            <text:p text:style-name="P33">Ternate, 5 Januri 2019</text:p>
            <text:p text:style-name="P33">Guru Mata Pelajaran</text:p>
            <text:p text:style-name="P33"/>
            <text:p text:style-name="P33"/>
            <text:p text:style-name="P35">NURBAYA AHMAD</text:p>
            <text:p text:style-name="P33"><text:span text:style-name="T15">NIP</text:span>. 196612021987122006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03T17:33:43.434938729</dc:date>
    <meta:editing-duration>PT2H40M50S</meta:editing-duration>
    <meta:editing-cycles>135</meta:editing-cycles>
    <meta:document-statistic meta:table-count="5" meta:image-count="0" meta:object-count="0" meta:page-count="6" meta:paragraph-count="190" meta:word-count="1140" meta:character-count="7652" meta:non-whitespace-character-count="6766"/>
  </office:meta>
</office:document-meta>
</file>